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30000004B250B4F64808D2F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6cm" fo:min-width="1.406cm"/>
    </style:style>
    <style:style style:name="gr2" style:family="graphic" style:parent-style-name="standard">
      <style:graphic-properties draw:textarea-horizontal-align="justify" draw:textarea-vertical-align="middle" draw:auto-grow-height="false" fo:min-height="0.989cm" fo:min-width="1.5cm"/>
    </style:style>
    <style:style style:name="gr3" style:family="graphic" style:parent-style-name="standard">
      <style:graphic-properties draw:textarea-horizontal-align="justify" draw:textarea-vertical-align="middle" draw:auto-grow-height="false" fo:min-height="0.873cm" fo:min-width="1.97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993cm" fo:min-width="1.533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0.834cm"/>
    </style:style>
    <style:style style:name="gr7" style:family="graphic" style:parent-style-name="standard">
      <style:graphic-properties draw:textarea-horizontal-align="justify" draw:textarea-vertical-align="middle" draw:auto-grow-height="false" fo:min-height="1.402cm" fo:min-width="1.02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2.105cm" fo:min-width="1.533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0.961cm"/>
    </style:style>
    <style:style style:name="gr12" style:family="graphic" style:parent-style-name="standard">
      <style:graphic-properties draw:stroke="none" svg:stroke-color="#000000" draw:fill="none" draw:fill-color="#ffffff"/>
    </style:style>
    <style:style style:name="gr13" style:family="graphic" style:parent-style-name="standard">
      <style:graphic-properties draw:textarea-horizontal-align="justify" draw:textarea-vertical-align="middle" draw:auto-grow-height="false" fo:min-height="1.148cm" fo:min-width="1.0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10.391cm"/>
    </style:style>
    <style:style style:name="gr15" style:family="graphic" style:parent-style-name="standard">
      <style:graphic-properties draw:textarea-horizontal-align="justify" draw:textarea-vertical-align="middle" draw:auto-grow-height="false" fo:min-height="0.29cm" fo:min-width="0.758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11.303cm" svg:y="6.731cm">
          <text:p text:style-name="P1">After some time</text:p>
          <text:p text:style-name="P1">market closes, results </text:p>
          <text:p text:style-name="P1">are counted and </text:p>
          <text:p text:style-name="P1">follow arrow based</text:p>
          <text:p text:style-name="P1">on betting </text:p>
          <text:p text:style-name="P1">majori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413cm" svg:height="1.651cm" svg:x="12.065cm" svg:y="5.08cm">
          <text:p text:style-name="P2">proposition</text:p>
          <text:p text:style-name="P2">prediction</text:p>
          <text:p text:style-name="P2">mark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476cm" svg:height="1.397cm" svg:x="12.065cm" svg:y="2.286cm">
          <text:p text:style-name="P2">FIX POTHOLE</text:p>
          <text:p text:style-name="P2">propositio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4" draw:text-style-name="P3" draw:layer="layout" svg:x1="13.335cm" svg:y1="3.556cm" svg:x2="13.335cm" svg:y2="5.08cm">
          <text:p/>
        </draw:line>
        <draw:custom-shape draw:style-name="gr5" draw:text-style-name="P2" draw:layer="layout" svg:width="2.032cm" svg:height="2.54cm" svg:x="6.096cm" svg:y="11.557cm">
          <text:p text:style-name="P2">pothole is</text:p>
          <text:p text:style-name="P2">not fixe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3" draw:layer="layout" svg:x1="12.319cm" svg:y1="9.652cm" svg:x2="7.112cm" svg:y2="11.557cm">
          <text:p/>
        </draw:line>
        <draw:custom-shape draw:style-name="gr6" draw:text-style-name="P1" draw:layer="layout" svg:width="2.667cm" svg:height="2.54cm" svg:x="5.715cm" svg:y="14.097cm">
          <text:p text:style-name="P1">after time, voter</text:p>
          <text:p text:style-name="P1">satisfaction poll</text:p>
          <text:p text:style-name="P2">(1 to 100)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3.048cm" svg:height="3.302cm" svg:x="11.049cm" svg:y="13.716cm">
          <text:p text:style-name="P2"/>
          <text:p text:style-name="P2"/>
          <text:p text:style-name="P2">$ payout</text:p>
          <text:p text:style-name="P2"/>
          <text:p text:style-name="P2">market participants </text:p>
          <text:p text:style-name="P2">that voted </text:p>
          <text:p text:style-name="P2">“against”</text:p>
          <draw:enhanced-geometry svg:viewBox="0 0 21600 21600" draw:mirror-horizontal="false" draw:mirror-vertical="false" draw:text-areas="5400 5400 16200 16200" draw:type="flowchart-sort" draw:enhanced-path="M 0 10800 L 10800 0 21600 10800 10800 21600 Z N M 0 10800 L 21600 10800 N"/>
        </draw:custom-shape>
        <draw:line draw:style-name="gr8" draw:text-style-name="P3" draw:layer="layout" svg:x1="7.044cm" svg:y1="16.637cm" svg:x2="7.044cm" svg:y2="18.796cm">
          <text:p text:style-name="P2"/>
          <text:p text:style-name="P2"/>
          <text:p text:style-name="P2">&gt;0.5 <text:s text:c="2"/></text:p>
          <text:p text:style-name="P2"/>
          <text:p text:style-name="P2">voters are unhappy</text:p>
          <text:p text:style-name="P2">that pothole wasn’t</text:p>
          <text:p text:style-name="P2">fixed</text:p>
        </draw:line>
        <draw:line draw:style-name="gr8" draw:text-style-name="P3" draw:layer="layout" svg:x1="8.255cm" svg:y1="15.367cm" svg:x2="11.049cm" svg:y2="15.367cm">
          <text:p text:style-name="P2"/>
          <text:p text:style-name="P2"/>
          <text:p text:style-name="P2">&gt; 50% <text:s text:c="4"/></text:p>
          <text:p text:style-name="P2"/>
          <text:p text:style-name="P2">voters are happy</text:p>
          <text:p text:style-name="P2">that pothole wasn’t</text:p>
          <text:p text:style-name="P2">fixed</text:p>
        </draw:line>
        <draw:frame draw:style-name="gr9" draw:text-style-name="P3" draw:layer="layout" svg:width="17.435cm" svg:height="1.983cm" svg:x="5.334cm" svg:y="0.049cm">
          <draw:image xlink:href="Pictures/10000000000002930000004B250B4F64808D2F15.png" xlink:type="simple" xlink:show="embed" xlink:actuate="onLoad">
            <text:p/>
          </draw:image>
        </draw:frame>
        <draw:line draw:style-name="gr4" draw:text-style-name="P3" draw:layer="layout" svg:x1="14.224cm" svg:y1="9.525cm" svg:x2="18.415cm" svg:y2="11.43cm">
          <text:p/>
        </draw:line>
        <draw:custom-shape draw:style-name="gr10" draw:text-style-name="P2" draw:layer="layout" svg:width="2.032cm" svg:height="2.667cm" svg:x="17.653cm" svg:y="11.43cm">
          <text:p text:style-name="P2">pothole is</text:p>
          <text:p text:style-name="P2">fixed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" draw:layer="layout" svg:width="2.921cm" svg:height="2.54cm" svg:x="17.145cm" svg:y="14.097cm">
          <text:p text:style-name="P1">after time, voter</text:p>
          <text:p text:style-name="P1">satisfaction poll</text:p>
          <text:p text:style-name="P2">(1 to 100)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3" draw:layer="layout" svg:x1="18.601cm" svg:y1="16.637cm" svg:x2="18.601cm" svg:y2="18.796cm">
          <text:p text:style-name="P1"/>
          <text:p text:style-name="P1">&gt;0.5 <text:s text:c="2"/></text:p>
          <text:p text:style-name="P1"/>
          <text:p text:style-name="P1">voters are unhappy that</text:p>
          <text:p text:style-name="P2">pothole wasn’t fixed</text:p>
        </draw:line>
        <draw:line draw:style-name="gr8" draw:text-style-name="P3" draw:layer="layout" svg:x1="20.066cm" svg:y1="15.367cm" svg:x2="22.86cm" svg:y2="15.367cm">
          <text:p text:style-name="P1"/>
          <text:p text:style-name="P1"/>
          <text:p text:style-name="P1">&gt; 50% <text:s text:c="4"/></text:p>
          <text:p text:style-name="P1"/>
          <text:p text:style-name="P1">voters are happy</text:p>
          <text:p text:style-name="P1">that pothole was</text:p>
          <text:p text:style-name="P1">fixed</text:p>
        </draw:line>
        <draw:frame draw:style-name="gr12" draw:text-style-name="P4" draw:layer="layout" svg:width="3.556cm" svg:height="1.27cm" svg:x="6.985cm" svg:y="9.017cm">
          <draw:text-box>
            <text:p text:style-name="P1">&gt; 50 % of betters</text:p>
            <text:p text:style-name="P1">believe voters will </text:p>
            <text:p text:style-name="P1">be happy that</text:p>
            <text:p text:style-name="P1">pothole is not fixed</text:p>
            <text:p text:style-name="P1"><text:s text:c="2"/></text:p>
          </draw:text-box>
        </draw:frame>
        <draw:frame draw:style-name="gr12" draw:text-style-name="P4" draw:layer="layout" svg:width="3.556cm" svg:height="1.524cm" svg:x="15.367cm" svg:y="9.144cm">
          <draw:text-box>
            <text:p text:style-name="P1">&gt; 50 % of betters</text:p>
            <text:p text:style-name="P1">believe voters will </text:p>
            <text:p text:style-name="P1">be happy that</text:p>
            <text:p text:style-name="P1">pothole is fixed</text:p>
            <text:p text:style-name="P1"><text:s text:c="2"/></text:p>
          </draw:text-box>
        </draw:frame>
        <draw:custom-shape draw:style-name="gr7" draw:text-style-name="P2" draw:layer="layout" svg:width="3.048cm" svg:height="3.302cm" svg:x="22.86cm" svg:y="13.716cm">
          <text:p text:style-name="P2"/>
          <text:p text:style-name="P2">$ payout</text:p>
          <text:p text:style-name="P2"/>
          <text:p text:style-name="P2">market participants </text:p>
          <text:p text:style-name="P2">that voted “for”</text:p>
          <draw:enhanced-geometry svg:viewBox="0 0 21600 21600" draw:mirror-horizontal="false" draw:mirror-vertical="false" draw:text-areas="5400 5400 16200 16200" draw:type="flowchart-sort" draw:enhanced-path="M 0 10800 L 10800 0 21600 10800 10800 21600 Z N M 0 10800 L 21600 10800 N"/>
        </draw:custom-shape>
        <draw:custom-shape draw:style-name="gr13" draw:text-style-name="P2" draw:layer="layout" svg:width="3.175cm" svg:height="2.794cm" svg:x="5.461cm" svg:y="18.796cm">
          <text:p text:style-name="P2"/>
          <text:p text:style-name="P2"/>
          <text:p text:style-name="P2">$ payout</text:p>
          <text:p text:style-name="P2"/>
          <text:p text:style-name="P2">market participants </text:p>
          <text:p text:style-name="P2">that voted </text:p>
          <text:p text:style-name="P2">“for”</text:p>
          <draw:enhanced-geometry svg:viewBox="0 0 21600 21600" draw:mirror-horizontal="false" draw:mirror-vertical="false" draw:text-areas="5400 5400 16200 16200" draw:type="flowchart-sort" draw:enhanced-path="M 0 10800 L 10800 0 21600 10800 10800 21600 Z N M 0 10800 L 21600 10800 N"/>
        </draw:custom-shape>
        <draw:custom-shape draw:style-name="gr13" draw:text-style-name="P2" draw:layer="layout" svg:width="3.175cm" svg:height="2.794cm" svg:x="17.018cm" svg:y="18.796cm">
          <text:p text:style-name="P2"/>
          <text:p text:style-name="P2"/>
          <text:p text:style-name="P2">$ payout</text:p>
          <text:p text:style-name="P2"/>
          <text:p text:style-name="P2">market participants </text:p>
          <text:p text:style-name="P2">that voted </text:p>
          <text:p text:style-name="P2">“against”</text:p>
          <draw:enhanced-geometry svg:viewBox="0 0 21600 21600" draw:mirror-horizontal="false" draw:mirror-vertical="false" draw:text-areas="5400 5400 16200 16200" draw:type="flowchart-sort" draw:enhanced-path="M 0 10800 L 10800 0 21600 10800 10800 21600 Z N M 0 10800 L 21600 10800 N"/>
        </draw:custom-shape>
        <draw:frame draw:style-name="gr14" draw:text-style-name="P4" draw:layer="layout" svg:width="10.891cm" svg:height="1.351cm" svg:x="14.437cm" svg:y="5.126cm">
          <draw:text-box>
            <text:p>1) accepts and registers submitted proposals</text:p>
            <text:p>2) for every proposal submitted, creates a "for" and "against" betting option.</text:p>
            <text:p>3) takes bets on the proposal &amp; escrows (holds) money by all market participants (aka, “betters”)</text:p>
            <text:p>4) pays out betters based on voter satisfaction poll results</text:p>
          </draw:text-box>
        </draw:frame>
        <draw:custom-shape draw:style-name="gr15" draw:text-style-name="P2" draw:layer="layout" svg:width="1.778cm" svg:height="0.762cm" svg:x="8.636cm" svg:y="19.812cm">
          <text:p text:style-name="P2">OUTCOME #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778cm" svg:height="0.762cm" svg:x="11.684cm" svg:y="17.018cm">
          <text:p text:style-name="P2">OUTCOME #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778cm" svg:height="0.762cm" svg:x="20.193cm" svg:y="19.812cm">
          <text:p text:style-name="P2">OUTCOME #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778cm" svg:height="0.762cm" svg:x="23.495cm" svg:y="17.018cm">
          <text:p text:style-name="P2">OUTCOME #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hort_20_line_20_Arrow" draw:fill="none" draw:auto-grow-height="false" draw:auto-grow-width="tru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5T11:01:59.561462813</meta:creation-date>
    <dc:date>2020-06-28T13:02:01.037974097</dc:date>
    <meta:editing-duration>PT4H55M18S</meta:editing-duration>
    <meta:editing-cycles>151</meta:editing-cycles>
    <meta:generator>LibreOffice/6.0.7.3$Linux_X86_64 LibreOffice_project/00m0$Build-3</meta:generator>
    <meta:document-statistic meta:object-count="26"/>
  </office:meta>
</office:document-meta>
</file>